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Конечно! Ниже — **полная, подробная методическая разработка для преподавателя** по **Занятию 2** курса **«Инструменты искусственного интеллекта, моделирование и инновации в управлении»**.</text:p>
      <text:p text:style-name="Standard"/>
      <text:p text:style-name="Standard">Этот документ поможет вам уверенно, последовательно и увлекательно провести занятие, не теряя фокуса на ключевых идеях и сохраняя высокую вовлечённость аудитории.</text:p>
      <text:p text:style-name="Standard"/>
      <text:p text:style-name="Standard">---</text:p>
      <text:p text:style-name="Standard"/>
      <text:p text:style-name="Standard"># 📚 Полная методическая разработка для преподавателя <text:s/></text:p>
      <text:p text:style-name="Standard">## **Занятие 2: Основные типы ИИ — от экспертных систем до генеративного ИИ** <text:s/></text:p>
      <text:p text:style-name="Standard">**Продолжительность**: 2 академических часа (90–120 минут) <text:s/></text:p>
      <text:p text:style-name="Standard">**Целевая аудитория**: руководители, аналитики, специалисты по управлению, студенты MBA/магистратуры <text:s/></text:p>
      <text:p text:style-name="Standard">**Уровень**: начальный (не требует технической подготовки)</text:p>
      <text:p text:style-name="Standard"/>
      <text:p text:style-name="Standard">---</text:p>
      <text:p text:style-name="Standard"/>
      <text:p text:style-name="Standard">## 🔷 **1. Вступление (5–7 минут)**</text:p>
      <text:p text:style-name="Standard"/>
      <text:p text:style-name="Standard">### 🎤 Что сказать:</text:p>
      <text:p text:style-name="Standard">&gt; «Добрый день! На прошлом занятии мы определили, что такое ИИ и почему он важен для управления. Сегодня мы пойдём глубже: **мы научимся различать “виды” ИИ**, как биолог различает виды животных. <text:s/></text:p>
      <text:p text:style-name="Standard">&gt; <text:s/></text:p>
      <text:p text:style-name="Standard">&gt; Почему это важно? Потому что **нельзя использовать один и тот же инструмент для всего**. Вы же не будете забивать гвозди микроскопом? <text:s/></text:p>
      <text:p text:style-name="Standard">&gt; <text:s/></text:p>
      <text:p text:style-name="Standard">&gt; Сегодня вы поймёте, когда нужна **экспертная система**, когда — **машинное обучение**, а когда — **генеративный ИИ**. И главное — **как выбрать правильный инструмент под вашу управленческую задачу**».</text:p>
      <text:p text:style-name="Standard"/>
      <text:p text:style-name="Standard">### 📌 Цель вступления:</text:p>
      <text:p text:style-name="Standard">- Связать с предыдущим занятием</text:p>
      <text:p text:style-name="Standard">- Задать практическую цель: «выбор правильного типа ИИ»</text:p>
      <text:p text:style-name="Standard">- Устранить страх перед терминами</text:p>
      <text:p text:style-name="Standard"/>
      <text:p text:style-name="Standard">---</text:p>
      <text:p text:style-name="Standard"/>
      <text:p text:style-name="Standard">## 🔷 **2. Разбор слайдов с подробным сценарием (60–70 минут)**</text:p>
      <text:p text:style-name="Standard"/>
      <text:p text:style-name="Standard">&gt; 💡 **Совет**: После каждого блока — задавайте вопрос: *«Где вы уже сталкивались с этим типом ИИ?»* или *«Как бы вы применили это в своей работе?»*</text:p>
      <text:p text:style-name="Standard"/>
      <text:p text:style-name="Standard">---</text:p>
      <text:p text:style-name="Standard"/>
      <text:p text:style-name="Standard">### **Слайд 1–2: Титульный + Цели**</text:p>
      <text:p text:style-name="Standard">- Кратко представьтесь.</text:p>
      <text:p text:style-name="Standard">- Прочитайте цели вслух: <text:s/></text:p>
      <text:p text:style-name="Standard"><text:soft-page-break/><text:s text:c="2"/>&gt; «К концу занятия вы сможете **классифицировать типы ИИ**, **объяснить их различия** и **выбрать подходящий тип** для реальной управленческой задачи».</text:p>
      <text:p text:style-name="Standard"/>
      <text:p text:style-name="Standard">---</text:p>
      <text:p text:style-name="Standard"/>
      <text:p text:style-name="Standard">### **Слайд 3: Классификация ИИ по функциональности**</text:p>
      <text:p text:style-name="Standard">- Объясните:</text:p>
      <text:p text:style-name="Standard"><text:s text:c="2"/>- **Узкий ИИ (Narrow AI)** — всё, что существует сегодня: Siri, рекомендации Netflix, ChatGPT. Решает **одну задачу**.</text:p>
      <text:p text:style-name="Standard"><text:s text:c="2"/>- **Общий ИИ (AGI)** — гипотетический «разум», способный учиться чему угодно, как человек. **Его пока нет**.</text:p>
      <text:p text:style-name="Standard"><text:s text:c="2"/>- **Сверхразум (ASI)** — фантастика (пока).</text:p>
      <text:p text:style-name="Standard">- **Подчеркните**: <text:s/></text:p>
      <text:p text:style-name="Standard"><text:s text:c="2"/>&gt; «Все инструменты, которые мы обсуждаем в курсе, — это **узкий ИИ**. И этого достаточно для решения 99% управленческих задач».</text:p>
      <text:p text:style-name="Standard"/>
      <text:p text:style-name="Standard">---</text:p>
      <text:p text:style-name="Standard"/>
      <text:p text:style-name="Standard">### **Слайд 4–5: Экспертные системы**</text:p>
      <text:p text:style-name="Standard">- **Определение**: <text:s/></text:p>
      <text:p text:style-name="Standard"><text:s text:c="2"/>&gt; «Это **цифровой эксперт**. Например, система, которая, как опытный кредитный аналитик, задаёт вопросы и принимает решение на основе правил: *“Если доход &lt; X и кредитная история &lt; Y, то отказ”*».</text:p>
      <text:p text:style-name="Standard">- **Архитектура**:</text:p>
      <text:p text:style-name="Standard"><text:s text:c="2"/>- **База знаний** — правила от экспертов (например, “если температура двигателя &gt; 100°C → остановка”)</text:p>
      <text:p text:style-name="Standard"><text:s text:c="2"/>- **Движок вывода** — логический механизм, который применяет правила</text:p>
      <text:p text:style-name="Standard"><text:s text:c="2"/>- **Интерфейс** — как пользователь взаимодействует</text:p>
      <text:p text:style-name="Standard">- **Пример из жизни**: <text:s/></text:p>
      <text:p text:style-name="Standard"><text:s text:c="2"/>&gt; «Системы поддержки врачей при диагностике, или автоматические FAQ-боты в банках».</text:p>
      <text:p text:style-name="Standard">- **Важно**: <text:s/></text:p>
      <text:p text:style-name="Standard"><text:s text:c="2"/>&gt; «Экспертные системы **не учатся сами**. Их нужно **вручную наполнять знаниями**. Это их сильная и слабая сторона».</text:p>
      <text:p text:style-name="Standard"/>
      <text:p text:style-name="Standard">---</text:p>
      <text:p text:style-name="Standard"/>
      <text:p text:style-name="Standard">### **Слайд 6–7: Машинное обучение (ML) и глубокое обучение**</text:p>
      <text:p text:style-name="Standard">- **ML = обучение на данных**: <text:s/></text:p>
      <text:p text:style-name="Standard"><text:s text:c="2"/>&gt; «Вместо того чтобы писать правила, мы **даём системе тысячи примеров** и говорим: *“Найди закономерность”*. Например: *“Вот 10 000 клиентов, кто ушёл, а кто остался. Найди паттерны”*».</text:p>
      <text:p text:style-name="Standard">- **Типы обучения**:</text:p>
      <text:p text:style-name="Standard"><text:s text:c="2"/>- **С учителем** — есть правильные ответы (прогноз продаж)</text:p>
      <text:p text:style-name="Standard"><text:s text:c="2"/>- **Без учителя** — ищем скрытые группы (сегментация клиентов)</text:p>
      <text:p text:style-name="Standard"><text:s text:c="2"/>- **С подкреплением** — пробуем действия, получаем “баллы” (роботы, игры)</text:p>
      <text:p text:style-name="Standard">- **Глубокое обучение** — это ML с нейросетями. <text:s/></text:p>
      <text:p text:style-name="Standard"><text:s text:c="2"/>&gt; «Представьте многослойный фильтр: каждый слой выявляет всё более сложные признаки — от краёв до лица, от слов до смысла».</text:p>
      <text:p text:style-name="Standard"/>
      <text:p text:style-name="Standard"><text:soft-page-break/>---</text:p>
      <text:p text:style-name="Standard"/>
      <text:p text:style-name="Standard">### **Слайд 8: Генеративный ИИ (GenAI)**</text:p>
      <text:p text:style-name="Standard">- **Ключевая фраза**: <text:s/></text:p>
      <text:p text:style-name="Standard"><text:s text:c="2"/>&gt; «Раньше ИИ **анализировал**. Теперь он **создаёт**».</text:p>
      <text:p text:style-name="Standard">- **Примеры**: <text:s/></text:p>
      <text:p text:style-name="Standard"><text:s text:c="2"/>- ChatGPT пишет текст</text:p>
      <text:p text:style-name="Standard"><text:s text:c="2"/>- Midjourney рисует изображения</text:p>
      <text:p text:style-name="Standard"><text:s text:c="2"/>- GitHub Copilot пишет код</text:p>
      <text:p text:style-name="Standard">- **Отличие от ML**: <text:s/></text:p>
      <text:p text:style-name="Standard"><text:s text:c="2"/>&gt; «ML отвечает на вопрос *“что это?”* (классификация). GenAI отвечает *“создай что-то новое”*».</text:p>
      <text:p text:style-name="Standard">- **Демонстрация (если есть интернет)**: <text:s/></text:p>
      <text:p text:style-name="Standard"><text:s text:c="2"/>&gt; Откройте ChatGPT и запросите: <text:s/></text:p>
      <text:p text:style-name="Standard"><text:s text:c="2"/>&gt; *«Напиши SWOT-анализ для EdTech-стартапа в Азербайджане»* <text:s/></text:p>
      <text:p text:style-name="Standard"><text:s text:c="2"/>&gt; Обсудите: что полезно, что требует доработки?</text:p>
      <text:p text:style-name="Standard"/>
      <text:p text:style-name="Standard">---</text:p>
      <text:p text:style-name="Standard"/>
      <text:p text:style-name="Standard">### **Слайд 9: Сравнение подходов**</text:p>
      <text:p text:style-name="Standard">Покажите таблицу (можно на доске):</text:p>
      <text:p text:style-name="Standard"/>
      <text:p text:style-name="Standard">| Критерий | Экспертная система | ML | GenAI |</text:p>
      <text:p text:style-name="Standard">|--------|------------------|----|-------|</text:p>
      <text:p text:style-name="Standard">| **Данные** | Правила от экспертов | Большие исторические данные | Огромные текстовые/мультимедийные данные |</text:p>
      <text:p text:style-name="Standard">| **Гибкость** | Низкая (меняем правила вручную) | Средняя | Высокая |</text:p>
      <text:p text:style-name="Standard">| **Объяснимость** | Высокая (“потому что правило X”) | Средняя/низкая | Очень низкая (“чёрный ящик”) |</text:p>
      <text:p text:style-name="Standard">| **Требования к экспертизе** | Высокие (нужен эксперт) | Средние (нужен data scientist) | Низкие (достаточно формулировать запрос) |</text:p>
      <text:p text:style-name="Standard"/>
      <text:p text:style-name="Standard">&gt; **Вывод**: <text:s/></text:p>
      <text:p text:style-name="Standard">&gt; «Выбор типа ИИ — это **баланс между контролем, данными и гибкостью**».</text:p>
      <text:p text:style-name="Standard"/>
      <text:p text:style-name="Standard">---</text:p>
      <text:p text:style-name="Standard"/>
      <text:p text:style-name="Standard">### **Слайд 10: Управленческие применения**</text:p>
      <text:p text:style-name="Standard">- Подчеркните: **каждый тип решает свою задачу**:</text:p>
      <text:p text:style-name="Standard"><text:s text:c="2"/>- **Экспертные системы** — там, где нужны **чёткие, объяснимые правила** (финансовый скоринг, compliance)</text:p>
      <text:p text:style-name="Standard"><text:s text:c="2"/>- **ML** — там, где есть **данные и нужно прогнозировать** (отток, спрос, риски)</text:p>
      <text:p text:style-name="Standard"><text:s text:c="2"/>- **GenAI** — там, где нужна **креативность и скорость** (стратегия, отчёты, обучение)</text:p>
      <text:p text:style-name="Standard">- **Пример**: <text:s/></text:p>
      <text:p text:style-name="Standard"><text:s text:c="2"/>&gt; «HR может использовать: <text:s/></text:p>
      <text:p text:style-name="Standard"><text:s text:c="2"/>&gt; – Экспертную систему для проверки документов, <text:s/></text:p>
      <text:p text:style-name="Standard"><text:s text:c="2"/>&gt; – ML для прогноза ухода сотрудников, <text:s/></text:p>
      <text:p text:style-name="Standard"><text:s text:c="2"/>&gt; – GenAI для генерации плана адаптации нового менеджера».</text:p>
      <text:p text:style-name="Standard"/>
      <text:p text:style-name="Standard"><text:soft-page-break/>---</text:p>
      <text:p text:style-name="Standard"/>
      <text:p text:style-name="Standard">### **Слайд 11: Практическое задание**</text:p>
      <text:p text:style-name="Standard">- Разделите аудиторию на пары.</text:p>
      <text:p text:style-name="Standard">- Дайте 10 минут на обсуждение:</text:p>
      <text:p text:style-name="Standard"><text:s text:c="2"/>&gt; «Выберите одну задачу из вашей работы (например, найм, бюджетирование, обслуживание клиентов). Какой тип ИИ вы бы применили и почему?»</text:p>
      <text:p text:style-name="Standard">- Предложите 2–3 пары поделиться.</text:p>
      <text:p text:style-name="Standard"/>
      <text:p text:style-name="Standard">---</text:p>
      <text:p text:style-name="Standard"/>
      <text:p text:style-name="Standard">## 🔷 **3. Ответы на типичные вопросы (5–10 минут)**</text:p>
      <text:p text:style-name="Standard"/>
      <text:p text:style-name="Standard">| Вопрос | Ответ |</text:p>
      <text:p text:style-name="Standard">|--------|-------|</text:p>
      <text:p text:style-name="Standard">| **«Можно ли заменить экспертную систему GenAI?»** | «Технически — да. Но вы потеряете **объяснимость**. Если ИИ откажет в кредите, клиент спросит “почему?”. Экспертная система скажет: “Потому что ваш доход ниже порога”. GenAI — не сможет чётко объяснить». |</text:p>
      <text:p text:style-name="Standard">| **«Нужны ли большие данные для экспертных систем?»** | «Нет! Они работают на **знаниях**, а не на данных. Но если знаний нет — система бесполезна». |</text:p>
      <text:p text:style-name="Standard">| **«Какой тип ИИ самый “умный”?»** | «Нет “самого умного”. Есть **самый подходящий**. GenAI впечатляет, но для простых задач он — как танк для расправления с комарами». |</text:p>
      <text:p text:style-name="Standard"/>
      <text:p text:style-name="Standard">---</text:p>
      <text:p text:style-name="Standard"/>
      <text:p text:style-name="Standard">## 🔷 **4. Завершение и переход к тесту (5 минут)**</text:p>
      <text:p text:style-name="Standard"/>
      <text:p text:style-name="Standard">&gt; «Сегодня вы получили **ключ к выбору ИИ-инструментов**. В следующих занятиях мы будем применять эти знания: в прогнозировании, HR, управлении проектами. <text:s/></text:p>
      <text:p text:style-name="Standard">&gt; <text:s/></text:p>
      <text:p text:style-name="Standard">&gt; А сейчас — короткий тест, чтобы закрепить различия между типами ИИ».</text:p>
      <text:p text:style-name="Standard"/>
      <text:p text:style-name="Standard">---</text:p>
      <text:p text:style-name="Standard"/>
      <text:p text:style-name="Standard">## 🔷 **5. Тест и домашнее задание**</text:p>
      <text:p text:style-name="Standard"/>
      <text:p text:style-name="Standard">- Раздайте тест (5 вопросов).</text:p>
      <text:p text:style-name="Standard">- Напомните ДЗ:</text:p>
      <text:p text:style-name="Standard"><text:s text:c="2"/>&gt; «1. Опишите одну управленческую задачу из вашей практики. <text:s/></text:p>
      <text:p text:style-name="Standard"><text:s text:c="2"/>&gt; 2. Обоснуйте, какой тип ИИ (экспертная система, ML или GenAI) лучше всего подходит, и почему».</text:p>
      <text:p text:style-name="Standard">- Укажите, что на следующем занятии лучшие примеры будут обсуждаться.</text:p>
      <text:p text:style-name="Standard"/>
      <text:p text:style-name="Standard">---</text:p>
      <text:p text:style-name="Standard"/>
      <text:p text:style-name="Standard">## 📎 Приложения (для преподавателя)</text:p>
      <text:p text:style-name="Standard"/>
      <text:p text:style-name="Standard">### 📌 Материалы:</text:p>
      <text:p text:style-name="Standard">- Проектор + доступ к ChatGPT / Claude (для демонстрации GenAI)</text:p>
      <text:p text:style-name="Standard"><text:soft-page-break/>- Белая доска или Miro — для таблицы сравнения</text:p>
      <text:p text:style-name="Standard">- Распечатанные карточки с примерами задач (опционально)</text:p>
      <text:p text:style-name="Standard"/>
      <text:p text:style-name="Standard">### ⏱️ Тайминг:</text:p>
      <text:p text:style-name="Standard">| Этап | Время |</text:p>
      <text:p text:style-name="Standard">|------|-------|</text:p>
      <text:p text:style-name="Standard">| Вступление | 7 мин |</text:p>
      <text:p text:style-name="Standard">| Презентация | 65 мин |</text:p>
      <text:p text:style-name="Standard">| Групповое задание | 10 мин |</text:p>
      <text:p text:style-name="Standard">| Ответы на вопросы | 8 мин |</text:p>
      <text:p text:style-name="Standard">| Тест + завершение | 5 мин |</text:p>
      <text:p text:style-name="Standard">| **Итого** | **95 мин** |</text:p>
      <text:p text:style-name="Standard"/>
      <text:p text:style-name="Standard">---</text:p>
      <text:p text:style-name="Standard"/>
      <text:p text:style-name="Standard">## 💬 Заключение</text:p>
      <text:p text:style-name="Standard"/>
      <text:p text:style-name="Standard">Это занятие — **мост от абстракции к практике**. Ваша задача — не просто рассказать о типах ИИ, а **научить аудиторию мыслить категориями “подходящего инструмента”**. <text:s/></text:p>
      <text:p text:style-name="Standard"/>
      <text:p text:style-name="Standard">Когда менеджер перестаёт спрашивать *«Как использовать ИИ?»* и начинает спрашивать *«Какой тип ИИ решит мою задачу?»* — вы достигли цели.</text:p>
      <text:p text:style-name="Standard"/>
      <text:p text:style-name="Standard">Удачи в проведении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5T11:07:53.820679349</meta:creation-date>
    <dc:date>2026-02-15T11:08:16.592288190</dc:date>
    <meta:editing-duration>PT23S</meta:editing-duration>
    <meta:editing-cycles>1</meta:editing-cycles>
    <meta:document-statistic meta:table-count="0" meta:image-count="0" meta:object-count="0" meta:page-count="5" meta:paragraph-count="139" meta:word-count="1165" meta:character-count="7872" meta:non-whitespace-character-count="6700"/>
    <meta:generator>LibreOffice/24.8.7.2$Linux_X86_64 LibreOffice_project/480$Build-2</meta:generator>
  </office:meta>
</office:document-meta>
</file>